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fixed"/>
    <style:font-face style:name="Courier New1" svg:font-family="'Courier New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Component" style:list-style-name="L1">
      <style:graphic-properties draw:textarea-horizontal-align="justify" draw:textarea-vertical-align="top" draw:auto-grow-height="false" fo:min-height="13.478cm" fo:min-width="5.85cm"/>
      <style:paragraph-properties style:writing-mode="lr-tb"/>
    </style:style>
    <style:style style:name="gr2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3" style:family="graphic" style:parent-style-name="text-property">
      <style:graphic-properties fo:min-height="0.628cm"/>
      <style:paragraph-properties style:writing-mode="lr-tb"/>
    </style:style>
    <style:style style:name="gr4" style:family="graphic" style:parent-style-name="Component" style:list-style-name="L1">
      <style:graphic-properties draw:textarea-horizontal-align="justify" draw:textarea-vertical-align="top" draw:auto-grow-height="false" fo:min-height="3.56cm" fo:min-width="3.529cm"/>
      <style:paragraph-properties style:writing-mode="lr-tb"/>
    </style:style>
    <style:style style:name="gr5" style:family="graphic" style:parent-style-name="Component" style:list-style-name="L1">
      <style:graphic-properties draw:textarea-horizontal-align="justify" draw:textarea-vertical-align="top" draw:auto-grow-height="false" fo:min-height="3.56cm" fo:min-width="3.96cm"/>
      <style:paragraph-properties style:writing-mode="lr-tb"/>
    </style:style>
    <style:style style:name="gr6" style:family="graphic" style:parent-style-name="Component" style:list-style-name="L1">
      <style:graphic-properties draw:textarea-horizontal-align="justify" draw:textarea-vertical-align="top" draw:auto-grow-height="false" fo:min-height="3.56cm" fo:min-width="3.96cm"/>
      <style:paragraph-properties style:writing-mode="lr-tb"/>
    </style:style>
    <style:style style:name="gr7" style:family="graphic" style:parent-style-name="Comment">
      <style:graphic-properties draw:auto-grow-height="false" fo:min-height="1.702cm" fo:min-width="6.782cm" fo:wrap-option="wrap"/>
      <style:paragraph-properties style:writing-mode="lr-tb"/>
    </style:style>
    <style:style style:name="gr8" style:family="graphic" style:parent-style-name="Comment">
      <style:graphic-properties draw:auto-grow-height="false" fo:min-height="3.323cm" fo:min-width="2.742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13.728cm" svg:x="12.43cm" svg:y="6.957cm">
          <text:p text:style-name="P1">IMediaHandler</text:p>
          <text:p text:style-name="P1"/>
          <text:p text:style-name="P2">provides:</text:p>
          <text:p text:style-name="P2">- Transport-related<text:line-break/> events, methods and properties</text:p>
          <text:p text:style-name="P2">- Fading (via IAudioFader)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15.601cm" svg:y1="5.295cm" svg:x2="15.605cm" svg:y2="6.957cm" draw:start-shape="id1" draw:start-glue-point="2" draw:end-shape="id2" draw:end-glue-point="0" svg:d="M15601 5295c0 1156 4 326 4 1662" svg:viewBox="0 0 5 1663">
          <text:p text:style-name="P3">creates</text:p>
        </draw:connector>
        <draw:frame draw:style-name="gr3" draw:text-style-name="P5" xml:id="id1" draw:id="id1" draw:layer="layout" svg:width="5.715cm" svg:height="0.878cm" svg:x="12.744cm" svg:y="4.417cm">
          <draw:text-box>
            <text:p>&lt;Track...Element/&gt;</text:p>
          </draw:text-box>
        </draw:frame>
        <draw:custom-shape draw:style-name="gr4" draw:text-style-name="P1" draw:layer="layout" svg:width="4.029cm" svg:height="3.81cm" svg:x="13.481cm" svg:y="10.525cm">
          <text:p text:style-name="P1">IAudioFader</text:p>
          <text:p text:style-name="P1"/>
          <text:p text:style-name="P1">Provides:</text:p>
          <text:p text:style-name="P1">- fading-related <text:line-break/>events,<text:line-break/>methods,<text:line-break/>properie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4.46cm" svg:height="3.81cm" svg:x="7.335cm" svg:y="16.875cm">
          <text:p text:style-name="P1">IMediaLooper</text:p>
          <text:p text:style-name="P1"/>
          <text:p text:style-name="P1">Provides:</text:p>
          <text:p text:style-name="P1">- looping-related<text:line-break/>events,</text:p>
          <text:p text:style-name="P1">Methods,</text:p>
          <text:p text:style-name="P1">properie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4.46cm" svg:height="3.81cm" svg:x="1.635cm" svg:y="16.875cm">
          <text:p text:style-name="P1">ICueScheduler</text:p>
          <text:p text:style-name="P1"/>
          <text:p text:style-name="P1">Provides:</text:p>
          <text:p text:style-name="P1">- schedule-related<text:line-break/>events,</text:p>
          <text:p text:style-name="P1">Methods,</text:p>
          <text:p text:style-name="P1">properies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3" draw:id="id3" draw:layer="layout" svg:width="4.41cm" svg:height="0.878cm" svg:x="2.94cm" svg:y="10.525cm">
          <draw:text-box>
            <text:p>&lt;MediaTrack/&gt;</text:p>
          </draw:text-box>
        </draw:frame>
        <draw:connector draw:style-name="gr2" draw:text-style-name="P4" draw:layer="layout" draw:type="curve" svg:x1="12.744cm" svg:y1="4.856cm" svg:x2="5.145cm" svg:y2="10.525cm" draw:start-shape="id1" draw:start-glue-point="3" draw:end-shape="id3" draw:end-glue-point="0" svg:d="M12744 4856c-5066 0-7599 1889-7599 5669" svg:viewBox="0 0 7600 5670">
          <text:p text:style-name="P4">receives instance of <text:line-break/>IMediaHandler</text:p>
        </draw:connector>
        <draw:connector draw:style-name="gr2" draw:text-style-name="P4" draw:layer="layout" draw:type="curve" svg:x1="5.145cm" svg:y1="11.403cm" svg:x2="3.865cm" svg:y2="16.875cm" draw:start-shape="id3" draw:start-glue-point="2" draw:end-shape="id4" svg:d="M5145 11403c0 4014-1280 1278-1280 5472" svg:viewBox="0 0 1281 5473">
          <text:p text:style-name="P3">Creates </text:p>
          <text:p text:style-name="P3">&amp; uses</text:p>
        </draw:connector>
        <draw:connector draw:style-name="gr2" draw:text-style-name="P7" draw:layer="layout" draw:type="curve" svg:x1="5.145cm" svg:y1="11.403cm" svg:x2="9.565cm" svg:y2="16.875cm" draw:start-shape="id3" draw:start-glue-point="2" draw:end-shape="id5" draw:end-glue-point="0" svg:d="M5145 11403c0 4014 4420 1278 4420 5472" svg:viewBox="0 0 4421 5473">
          <text:p text:style-name="P6">Creates </text:p>
          <text:p text:style-name="P6">&amp; uses</text:p>
        </draw:connector>
        <draw:connector draw:style-name="gr2" draw:text-style-name="P4" draw:layer="layout" draw:type="curve" svg:x1="7.35cm" svg:y1="10.964cm" svg:x2="12.43cm" svg:y2="13.821cm" draw:start-shape="id3" draw:start-glue-point="1" draw:end-shape="id2" draw:end-glue-point="3" svg:d="M7350 10964c3720 0 1180 2857 5080 2857" svg:viewBox="0 0 5081 2858">
          <text:p text:style-name="P3">uses</text:p>
        </draw:connector>
        <draw:connector draw:style-name="gr2" draw:text-style-name="P4" draw:layer="layout" draw:type="curve" svg:x1="9.565cm" svg:y1="20.685cm" svg:x2="15.605cm" svg:y2="20.685cm" draw:start-shape="id5" draw:start-glue-point="2" draw:end-shape="id2" draw:end-glue-point="2" svg:d="M9565 20685c0 1843 6040 1843 6040 0" svg:viewBox="0 0 6041 1383">
          <text:p text:style-name="P3">uses</text:p>
        </draw:connector>
        <draw:connector draw:style-name="gr2" draw:text-style-name="P4" draw:layer="layout" draw:type="curve" draw:line-skew="1.967cm" svg:x1="3.865cm" svg:y1="20.685cm" svg:x2="15.605cm" svg:y2="20.685cm" draw:start-shape="id4" draw:start-glue-point="2" draw:end-shape="id2" draw:end-glue-point="2" svg:d="M3865 20685c0 4794 11740 4794 11740 0" svg:viewBox="0 0 11741 3597">
          <text:p text:style-name="P3">uses</text:p>
        </draw:connector>
        <draw:custom-shape draw:style-name="gr7" draw:text-style-name="P5" draw:layer="layout" svg:width="6.985cm" svg:height="1.905cm" svg:x="2.905cm" svg:y="2.905cm">
          <text:p text:style-name="P5">The MediaTrack creates a Track..Element according to the media source type. It in turn receives an <text:s/>appropriate media handler instance via an ImediaHandler interface.</text:p>
          <draw:enhanced-geometry svg:viewBox="0 0 21600 21600" draw:glue-points="10800 0 0 10800 10800 21600 21600 10800 ?f40 ?f41" draw:text-areas="0 0 21600 21600" draw:type="rectangular-callout" draw:modifiers="24679.5304895505 21486.673662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2.945cm" svg:height="3.526cm" svg:x="1.865cm" svg:y="5.729cm">
          <text:p text:style-name="P5">The MediaTrack creates further handlers like a cue scheduler and a media looper, which act via the IMediaHandler interface</text:p>
          <draw:enhanced-geometry svg:viewBox="0 0 21600 21600" draw:glue-points="10800 0 0 10800 10800 21600 21600 10800 ?f40 ?f41" draw:text-areas="0 0 21600 21600" draw:type="rectangular-callout" draw:modifiers="16819.5519348269 28918.4009072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fixed"/>
    <style:font-face style:name="Courier New1" svg:font-family="'Courier New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fill-gradient-name="Gradient_20_1" draw:fill-hatch-name="Red_20_90_20_Degrees_20_Crossed_20_1" draw:fill-image-name="Bitmap_20_1" draw:opacity="100%" draw:textarea-horizontal-align="center" draw:textarea-vertical-align="top" draw:auto-grow-height="false" draw:shadow="visible" draw:shadow-offset-x="0.152cm" draw:shadow-offset-y="0.152cm" draw:shadow-color="#000000" draw:shadow-opacity="29%" loext:shadow-blur="0.212cm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fo:padding-top="0.102cm" fo:padding-bottom="0.102cm" fo:padding-left="0.102cm" fo:padding-right="0.102cm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04-20T17:17:04.483712906</dc:date>
    <meta:editing-duration>PT7H54M35S</meta:editing-duration>
    <meta:editing-cycles>69</meta:editing-cycles>
    <meta:generator>LibreOffice/7.3.7.2$Linux_X86_64 LibreOffice_project/30$Build-2</meta:generator>
    <meta:document-statistic meta:object-count="15"/>
  </office:meta>
</office:document-meta>
</file>